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ed" officeooo:paragraph-rsid="00110bed"/>
    </style:style>
    <style:style style:name="P2" style:family="paragraph" style:parent-style-name="Standard">
      <style:text-properties officeooo:rsid="0013a0e7" officeooo:paragraph-rsid="0013a0e7"/>
    </style:style>
    <style:style style:name="P3" style:family="paragraph" style:parent-style-name="Text_20_body">
      <style:text-properties officeooo:rsid="0014f50e" officeooo:paragraph-rsid="0014f50e"/>
    </style:style>
    <style:style style:name="P4" style:family="paragraph" style:parent-style-name="Heading_20_2">
      <style:text-properties officeooo:paragraph-rsid="001bf541"/>
    </style:style>
    <style:style style:name="P5" style:family="paragraph" style:parent-style-name="Standard" style:list-style-name="L1">
      <style:text-properties officeooo:rsid="00110bed" officeooo:paragraph-rsid="00110bed"/>
    </style:style>
    <style:style style:name="P6" style:family="paragraph" style:parent-style-name="Standard" style:list-style-name="L1">
      <style:text-properties officeooo:rsid="001133de" officeooo:paragraph-rsid="001133de"/>
    </style:style>
    <style:style style:name="P7" style:family="paragraph" style:parent-style-name="Standard" style:list-style-name="L1">
      <style:text-properties officeooo:rsid="00118b70" officeooo:paragraph-rsid="00118b70"/>
    </style:style>
    <style:style style:name="P8" style:family="paragraph" style:parent-style-name="Standard" style:list-style-name="L1">
      <style:text-properties officeooo:rsid="00121193" officeooo:paragraph-rsid="00121193"/>
    </style:style>
    <style:style style:name="P9" style:family="paragraph" style:parent-style-name="Standard" style:list-style-name="L1">
      <style:text-properties officeooo:rsid="0013a0e7" officeooo:paragraph-rsid="0013a0e7"/>
    </style:style>
    <style:style style:name="P10" style:family="paragraph" style:parent-style-name="Heading_20_1">
      <style:text-properties officeooo:rsid="0014f50e" officeooo:paragraph-rsid="0014f50e"/>
    </style:style>
    <style:style style:name="P11" style:family="paragraph" style:parent-style-name="Text_20_body" style:list-style-name="L2">
      <style:text-properties officeooo:rsid="0014f50e" officeooo:paragraph-rsid="0014f50e"/>
    </style:style>
    <style:style style:name="P12" style:family="paragraph" style:parent-style-name="Text_20_body" style:list-style-name="L3">
      <style:text-properties officeooo:rsid="0014f50e" officeooo:paragraph-rsid="0014f50e"/>
    </style:style>
    <style:style style:name="P13" style:family="paragraph" style:parent-style-name="Text_20_body" style:list-style-name="L4">
      <style:text-properties officeooo:rsid="001bf541" officeooo:paragraph-rsid="001bf541"/>
    </style:style>
    <style:style style:name="P14" style:family="paragraph" style:parent-style-name="Text_20_body" style:list-style-name="L5">
      <style:text-properties style:text-line-through-style="solid" style:text-line-through-type="single"/>
    </style:style>
    <style:style style:name="P15" style:family="paragraph" style:parent-style-name="Text_20_body" style:list-style-name="L5">
      <style:text-properties style:text-line-through-style="solid" style:text-line-through-type="single" officeooo:rsid="001d1cfd" officeooo:paragraph-rsid="001d1cfd"/>
    </style:style>
    <style:style style:name="P16" style:family="paragraph" style:parent-style-name="Text_20_body" style:list-style-name="L5">
      <style:text-properties style:text-line-through-style="solid" style:text-line-through-type="single" officeooo:rsid="001bf541" officeooo:paragraph-rsid="001bf541"/>
    </style:style>
    <style:style style:name="P17" style:family="paragraph" style:parent-style-name="Text_20_body" style:list-style-name="L4">
      <style:text-properties style:text-line-through-style="solid" style:text-line-through-type="single" officeooo:rsid="001bf541" officeooo:paragraph-rsid="001bf541"/>
    </style:style>
    <style:style style:name="P18" style:family="paragraph" style:parent-style-name="Text_20_body" style:list-style-name="L4">
      <style:text-properties style:text-line-through-style="solid" style:text-line-through-type="single" fo:font-style="normal" officeooo:rsid="001bf541" officeooo:paragraph-rsid="001bf541" style:font-style-asian="normal" style:font-style-complex="normal"/>
    </style:style>
    <style:style style:name="P19" style:family="paragraph" style:parent-style-name="Text_20_body" style:list-style-name="L4">
      <style:text-properties style:text-line-through-style="solid" style:text-line-through-type="single" officeooo:rsid="00222912" officeooo:paragraph-rsid="00222912"/>
    </style:style>
    <style:style style:name="P20" style:family="paragraph" style:parent-style-name="Text_20_body" style:list-style-name="L4">
      <style:text-properties style:text-line-through-style="solid" style:text-line-through-type="single" officeooo:rsid="0027d969" officeooo:paragraph-rsid="0027d969"/>
    </style:style>
    <style:style style:name="P21" style:family="paragraph" style:parent-style-name="Text_20_body" style:list-style-name="L4">
      <style:text-properties style:text-line-through-style="solid" style:text-line-through-type="single" officeooo:rsid="00290aed" officeooo:paragraph-rsid="00290aed"/>
    </style:style>
    <style:style style:name="P22" style:family="paragraph" style:parent-style-name="Text_20_body" style:list-style-name="L4">
      <style:text-properties style:text-line-through-style="solid" style:text-line-through-type="single" officeooo:rsid="00239ae6" officeooo:paragraph-rsid="00239ae6"/>
    </style:style>
    <style:style style:name="P23" style:family="paragraph" style:parent-style-name="Text_20_body" style:list-style-name="L4">
      <style:text-properties style:text-line-through-style="solid" style:text-line-through-type="single" officeooo:rsid="002751ee" officeooo:paragraph-rsid="002751ee"/>
    </style:style>
    <style:style style:name="P24" style:family="paragraph" style:parent-style-name="Text_20_body" style:list-style-name="L4">
      <style:text-properties style:text-line-through-style="solid" style:text-line-through-type="single" officeooo:rsid="001f7248" officeooo:paragraph-rsid="001f7248"/>
    </style:style>
    <style:style style:name="P25" style:family="paragraph" style:parent-style-name="Text_20_body" style:list-style-name="L4">
      <style:text-properties style:text-line-through-style="solid" style:text-line-through-type="single" officeooo:rsid="001f7248" officeooo:paragraph-rsid="0036b8b0"/>
    </style:style>
    <style:style style:name="P26" style:family="paragraph" style:parent-style-name="Text_20_body" style:list-style-name="L4">
      <style:text-properties style:text-line-through-style="solid" style:text-line-through-type="single" officeooo:rsid="002a6a36" officeooo:paragraph-rsid="002a6a36"/>
    </style:style>
    <style:style style:name="P27" style:family="paragraph" style:parent-style-name="Text_20_body" style:list-style-name="L4">
      <style:text-properties style:text-line-through-style="solid" style:text-line-through-type="single" officeooo:rsid="001f9acc" officeooo:paragraph-rsid="001f9acc"/>
    </style:style>
    <style:style style:name="P28" style:family="paragraph" style:parent-style-name="Text_20_body" style:list-style-name="L4">
      <style:text-properties style:text-line-through-style="solid" style:text-line-through-type="single" officeooo:rsid="001f9acc" officeooo:paragraph-rsid="0037bf3e"/>
    </style:style>
    <style:style style:name="P29" style:family="paragraph" style:parent-style-name="Text_20_body" style:list-style-name="L4">
      <style:text-properties style:text-line-through-style="solid" style:text-line-through-type="single" officeooo:rsid="0024b0bb" officeooo:paragraph-rsid="0024b0bb"/>
    </style:style>
    <style:style style:name="P30" style:family="paragraph" style:parent-style-name="Text_20_body" style:list-style-name="L4">
      <style:text-properties style:text-line-through-style="solid" style:text-line-through-type="single" officeooo:rsid="003a0d69" officeooo:paragraph-rsid="003a0d69"/>
    </style:style>
    <style:style style:name="P31" style:family="paragraph" style:parent-style-name="Text_20_body" style:list-style-name="L4">
      <style:text-properties style:text-line-through-style="solid" style:text-line-through-type="single" officeooo:rsid="003b3df5" officeooo:paragraph-rsid="003b3df5"/>
    </style:style>
    <style:style style:name="P32" style:family="paragraph" style:parent-style-name="Text_20_body" style:list-style-name="L4">
      <style:text-properties style:text-line-through-style="none" style:text-line-through-type="none" officeooo:rsid="001f7248" officeooo:paragraph-rsid="001f7248"/>
    </style:style>
    <style:style style:name="T1" style:family="text">
      <style:text-properties officeooo:rsid="0016b47c"/>
    </style:style>
    <style:style style:name="T2" style:family="text">
      <style:text-properties officeooo:rsid="00185909"/>
    </style:style>
    <style:style style:name="T3" style:family="text">
      <style:text-properties officeooo:rsid="00194ad7"/>
    </style:style>
    <style:style style:name="T4" style:family="text">
      <style:text-properties officeooo:rsid="001a8b28"/>
    </style:style>
    <style:style style:name="T5" style:family="text">
      <style:text-properties style:text-line-through-style="solid" style:text-line-through-type="single" officeooo:rsid="0016b47c"/>
    </style:style>
    <style:style style:name="T6" style:family="text">
      <style:text-properties style:text-line-through-style="solid" style:text-line-through-type="single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Running out of Space</text:p>
      <text:p text:style-name="P1">Ideas:</text:p>
      <text:list xml:id="list2598484369" text:style-name="L1">
        <text:list-item>
          <text:p text:style-name="P5">Tetris-esque game where you have to place blocks. Try to place as many blocks as possible.</text:p>
          <text:list>
            <text:list-item>
              <text:p text:style-name="P5">Except the blocks don’t fall. You place them with your mouse.</text:p>
            </text:list-item>
            <text:list-item>
              <text:p text:style-name="P6">Automatic puzzle generator</text:p>
            </text:list-item>
          </text:list>
        </text:list-item>
        <text:list-item>
          <text:p text:style-name="P5">Like above, but VR and 3D. Whoooaa, trippy.</text:p>
        </text:list-item>
        <text:list-item>
          <text:p text:style-name="P5">Game where you have to escape a garbage compactor. The idea is to brace the walls to slow it down, etc.</text:p>
        </text:list-item>
        <text:list-item>
          <text:p text:style-name="P5">Game where you’re taking of a plane and having an engine failure or something…</text:p>
        </text:list-item>
        <text:list-item>
          <text:p text:style-name="P5">Puzzle game where you place down… objects, which have some rules determining which can be placed near what.</text:p>
        </text:list-item>
        <text:list-item>
          <text:p text:style-name="P5">Strategy game where… farmland… is limited.</text:p>
        </text:list-item>
        <text:list-item>
          <text:p text:style-name="P5">Battle royale game where the playable area shrinks…?</text:p>
        </text:list-item>
        <text:list-item>
          <text:p text:style-name="P5">Turn based hex based game where you are on shrinking island.</text:p>
          <text:list>
            <text:list-item>
              <text:p text:style-name="P5">Each hex indicates which turn it will disappear on.</text:p>
            </text:list-item>
          </text:list>
        </text:list-item>
        <text:list-item>
          <text:p text:style-name="P6">Snake-like game where you can never cross your own pass ever.</text:p>
        </text:list-item>
        <text:list-item>
          <text:p text:style-name="P7">Trash compactor: Try to maneuver stuff around so the trash compactor is able to close.</text:p>
        </text:list-item>
        <text:list-item>
          <text:p text:style-name="P8">Unstable islands:</text:p>
          <text:list>
            <text:list-item>
              <text:p text:style-name="P8">Once you step on a space, it starts a 4 turn timer for that space to disappear.</text:p>
            </text:list-item>
            <text:list-item>
              <text:p text:style-name="P8">You can also lob projectiles that cause areas of spaces to start to crumble.</text:p>
            </text:list-item>
          </text:list>
        </text:list-item>
        <text:list-item>
          <text:p text:style-name="P9">Robot construction game where you have to pack all the right items into limited space!</text:p>
        </text:list-item>
      </text:list>
      <text:p text:style-name="P2"/>
      <text:h text:style-name="P10" text:outline-level="1">Overminers Inc.</text:h>
      <text:p text:style-name="P3">The game takes place on an isometric grid, which represents a floating island. The player’s goal is to drop Mines onto the island and mine as much ore as possible. Mines control an area in a 2-tile radius around them. For each tile controlled, the player gets $1 per turn, and also one Ore. Each tile has a time-to-live value on it, which can be seen by pressing Alt. The object of the game is to have the most Ore at the end (when the last tile collapses).</text:p>
      <text:p text:style-name="P3">It’s pretty important that there be more than 2 factions in any one game. Otherwise the strategy pretty much devolves into a simple battle for the center.</text:p>
      <text:p text:style-name="P3">Each game should have 4 factions in it. The factions might be:</text:p>
      <text:list xml:id="list438418096" text:style-name="L2">
        <text:list-item>
          <text:p text:style-name="P11">Overminers Inc.: <text:span text:style-name="T3">Yellow</text:span></text:p>
        </text:list-item>
        <text:list-item>
          <text:p text:style-name="P11"><text:span text:style-name="T2">DigCorp Inc</text:span>.: Red</text:p>
        </text:list-item>
        <text:list-item>
          <text:p text:style-name="P11">Underminers Inc.: <text:span text:style-name="T3">Blue</text:span></text:p>
        </text:list-item>
        <text:list-item>
          <text:p text:style-name="P11">Interstellar Electric Inc.: <text:span text:style-name="T3">Green</text:span></text:p>
        </text:list-item>
      </text:list>
      <text:p text:style-name="P3">Anything can be dropped from orbit on unclaimed land or your territory. The units:</text:p>
      <text:list xml:id="list2884735749" text:style-name="L3">
        <text:list-item>
          <text:p text:style-name="P12">Mine ($15): Mines an area in a 2-tile radius. Anything in range of 2 mines of different factions is contested and can’t be mined. <text:span text:style-name="T4">2</text:span> health.</text:p>
        </text:list-item>
        <text:list-item>
          <text:p text:style-name="P12">Battle Tank ($30): 3 attack, 3 defense. 1 move.</text:p>
        </text:list-item>
        <text:list-item>
          <text:p text:style-name="P12"><text:soft-page-break/>Scout ($25): 1 attack, 2 defense. 3 moves.</text:p>
        </text:list-item>
        <text:list-item>
          <text:p text:style-name="P12">Turret ($10): 3 attack, 4 defense. Cannot move, but can attack.</text:p>
        </text:list-item>
        <text:list-item>
          <text:p text:style-name="P12">Block ($2): Large block. 3 defense.</text:p>
        </text:list-item>
      </text:list>
      <text:p text:style-name="P3">Zones of control:</text:p>
      <text:p text:style-name="P3">Units cannot move between 2 spaces both in range of the enemy. <text:span text:style-name="T5">Attacking doesn’t require a move</text:span><text:span text:style-name="T1">, but can only be done once per turn.</text:span></text:p>
      <text:h text:style-name="P4" text:outline-level="2">TODO</text:h>
      <text:list xml:id="list858234620" text:style-name="L5">
        <text:list-item>
          <text:p text:style-name="P14">Attack graphics</text:p>
        </text:list-item>
        <text:list-item>
          <text:p text:style-name="P15">Correct pathing (ZoC, etc)</text:p>
        </text:list-item>
        <text:list-item>
          <text:p text:style-name="P16">TTL display</text:p>
        </text:list-item>
      </text:list>
      <text:list xml:id="list1233164875" text:style-name="L4">
        <text:list-item>
          <text:p text:style-name="P18">Final tile graphics</text:p>
        </text:list-item>
        <text:list-item>
          <text:p text:style-name="P17">Final unit graphics</text:p>
        </text:list-item>
        <text:list-item>
          <text:p text:style-name="P19">Health and movement bars</text:p>
        </text:list-item>
        <text:list-item>
          <text:p text:style-name="P20">Use simple combat strength statistic</text:p>
        </text:list-item>
        <text:list-item>
          <text:p text:style-name="P20">Attacking requires a move</text:p>
        </text:list-item>
        <text:list-item>
          <text:p text:style-name="P21">Add in shadows for all units</text:p>
        </text:list-item>
        <text:list-item>
          <text:p text:style-name="P22">New selection graphic</text:p>
        </text:list-item>
        <text:list-item>
          <text:p text:style-name="P22">Different path between what’s happening this turn and what’s happening next turn</text:p>
        </text:list-item>
        <text:list-item>
          <text:p text:style-name="P22">Path display for own units that are not currently selected</text:p>
        </text:list-item>
        <text:list-item>
          <text:p text:style-name="P23">Get points at end of turns</text:p>
        </text:list-item>
        <text:list-item>
          <text:p text:style-name="P24">Close out games with only a few tiles left</text:p>
        </text:list-item>
        <text:list-item>
          <text:p text:style-name="P17">Particles, etc</text:p>
        </text:list-item>
        <text:list-item>
          <text:p text:style-name="P26">Background clouds</text:p>
        </text:list-item>
        <text:list-item>
          <text:p text:style-name="P13"><text:span text:style-name="T6">Sound</text:span></text:p>
        </text:list-item>
        <text:list-item>
          <text:p text:style-name="P27">Title screen</text:p>
        </text:list-item>
        <text:list-item>
          <text:p text:style-name="P29">Fix bug where 1-tile mining site doesn’t work</text:p>
        </text:list-item>
        <text:list-item>
          <text:p text:style-name="P30">Create final ingame GUI</text:p>
        </text:list-item>
        <text:list-item>
          <text:p text:style-name="P31">Add in “can’t do that” sound effect</text:p>
        </text:list-item>
        <text:list-item>
          <text:p text:style-name="P25">Better AI</text:p>
        </text:list-item>
        <text:list-item>
          <text:p text:style-name="P32"><text:soft-page-break/>Music</text:p>
        </text:list-item>
        <text:list-item>
          <text:p text:style-name="P28">Game setup, different difficulty levels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5:06:19.352000000</meta:creation-date>
    <dc:date>2018-08-12T01:09:40.921000000</dc:date>
    <meta:editing-duration>PT15H39M28S</meta:editing-duration>
    <meta:editing-cycles>41</meta:editing-cycles>
    <meta:generator>LibreOffice/6.0.1.1$Windows_X86_64 LibreOffice_project/60bfb1526849283ce2491346ed2aa51c465abfe6</meta:generator>
    <meta:document-statistic meta:table-count="0" meta:image-count="0" meta:object-count="0" meta:page-count="3" meta:paragraph-count="60" meta:word-count="607" meta:character-count="3179" meta:non-whitespace-character-count="2682"/>
  </office:meta>
</office:document-meta>
</file>